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6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2">
      <style:text-properties officeooo:rsid="0014a82c" officeooo:paragraph-rsid="0014a82c"/>
    </style:style>
    <style:style style:name="P10" style:family="paragraph" style:parent-style-name="Text_20_body" style:list-style-name="L2">
      <style:text-properties officeooo:rsid="0015a082" officeooo:paragraph-rsid="0015a082"/>
    </style:style>
    <style:style style:name="T1" style:family="text">
      <style:text-properties officeooo:rsid="0014a82c"/>
    </style:style>
    <style:style style:name="T2" style:family="text">
      <style:text-properties officeooo:rsid="0015a0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🌿 Laboratorio – La vida: Una inteligencia que habita el universo</text:h>
      <text:p text:style-name="Horizontal_20_Line"/>
      <text:h text:style-name="Heading_20_3" text:outline-level="3"><text:span text:style-name="Strong_20_Emphasis">1. Introducción – La vida como misterio visible</text:span></text:h>
      <text:p text:style-name="Text_20_body"><text:span text:style-name="Strong_20_Emphasis">(Función:</text:span> abrir con una reflexión racional y emocional que despierte la atención)**</text:p>
      <text:list xml:id="list2142541293" text:style-name="L1">
        <text:list-item>
          <text:p text:style-name="P2">Presentación del laboratorio como una pausa en la narrativa para observar la vida con seriedad.</text:p>
        </text:list-item>
        <text:list-item>
          <text:p text:style-name="P2">El problema de definir qué es la vida.</text:p>
        </text:list-item>
        <text:list-item>
          <text:p text:style-name="P2">Afirmación inicial: la vida no es solo un conjunto de individuos, sino un proceso, o quizás, una sola cosa.</text:p>
        </text:list-item>
      </text:list>
      <text:p text:style-name="Horizontal_20_Line"/>
      <text:h text:style-name="Heading_20_3" text:outline-level="3"><text:span text:style-name="Strong_20_Emphasis">2. Un solo ser vivo</text:span></text:h>
      <text:p text:style-name="Text_20_body"><text:span text:style-name="Strong_20_Emphasis">(Objetivo: mostrar a la vida como un único individuo)</text:span></text:p>
      <text:list xml:id="list2925120941" text:style-name="L2">
        <text:list-item>
          <text:p text:style-name="P3"><text:span text:style-name="T1">I</text:span>ndividuo<text:span text:style-name="T1">s: a simple vista la vida es eso, individuos. Con</text:span> diferentes formas, pertenecientes a diferentes especies<text:span text:style-name="T1">, </text:span>todos ellos independientes, libres.</text:p>
        </text:list-item>
        <text:list-item>
          <text:p text:style-name="P9">Existe sin embargo parentesco entre ellos: </text:p>
        </text:list-item>
        <text:list-item>
          <text:p text:style-name="P3">La evolución como un árbol: todas las especies tienen un origen común.</text:p>
        </text:list-item>
        <text:list-item>
          <text:p text:style-name="P3">Individuos y especies como brotes y ramas de una misma entidad.</text:p>
        </text:list-item>
        <text:list-item>
          <text:p text:style-name="P9">Pero hay algo mas: algo oculto dentro de los individuos. algo invisible a nuestros ojos que los une. un Espiritu que les da motivo, mission, sentido. Y que transforma a toda la vida en una sola cosa.</text:p>
        </text:list-item>
        <text:list-item>
          <text:p text:style-name="P10">Arquitectura celular: todos los organismos vivientes estan compuestos por celulas. El bloque de construccion de la vida. y del mismo modo en que los tejidos estan formados por celulas, los individuos forman un tejido mas complejo. la dimension puede confundirnos. el espacio que rodea a los individuos parece separarlos. veremos como esto es illusion.</text:p>
        </text:list-item>
        <text:list-item>
          <text:p text:style-name="P3">Una criatura gigantesca<text:span text:style-name="T1">: en el modelo que describiremos, los individuos se convierten en celulas, muy complejas, que forman una entidad mayor.</text:span><text:span text:style-name="T2"> </text:span>Una criatura gigantesca, pensante.<text:span text:style-name="T2"> </text:span>Una inteligencia.</text:p>
          <text:p text:style-name="P3"/>
        </text:list-item>
      </text:list>
      <text:p text:style-name="Horizontal_20_Line"/>
      <text:h text:style-name="Heading_20_3" text:outline-level="3"><text:soft-page-break/><text:span text:style-name="Strong_20_Emphasis">3. Un sistema de cálculo</text:span></text:h>
      <text:p text:style-name="Text_20_body"><text:span text:style-name="Strong_20_Emphasis">(Objetivo: describir a la vida como un sistema de cálculo)</text:span></text:p>
      <text:list xml:id="list3608654511" text:style-name="L3">
        <text:list-item>
          <text:p text:style-name="P4">Introducción a la idea de “cálculo biológico”.</text:p>
        </text:list-item>
        <text:list-item>
          <text:p text:style-name="P4">La vida como proceso de transformación de información.</text:p>
        </text:list-item>
        <text:list-item>
          <text:p text:style-name="P4">No requiere conciencia individual: el cálculo ocurre sin que nadie lo sepa.</text:p>
        </text:list-item>
        <text:list-item>
          <text:p text:style-name="P4">Metáfora del universo como cerebro viviente en acción.</text:p>
        </text:list-item>
      </text:list>
      <text:p text:style-name="Horizontal_20_Line"/>
      <text:h text:style-name="Heading_20_3" text:outline-level="3"><text:span text:style-name="Strong_20_Emphasis">4. Los elementos del sistema</text:span></text:h>
      <text:p text:style-name="Text_20_body"><text:span text:style-name="Strong_20_Emphasis">(Objetivo: presentar los elementos básicos del sistema de cálculo)</text:span></text:p>
      <text:list xml:id="list2850823567" text:style-name="L4">
        <text:list-item>
          <text:p text:style-name="P5">El <text:span text:style-name="Strong_20_Emphasis">ADN</text:span> como memoria del sistema.</text:p>
        </text:list-item>
        <text:list-item>
          <text:p text:style-name="P5">La <text:span text:style-name="Strong_20_Emphasis">reproducción</text:span> como mecanismo de procesamiento de datos (transformación del ADN).</text:p>
        </text:list-item>
        <text:list-item>
          <text:p text:style-name="P5">Los <text:span text:style-name="Strong_20_Emphasis">individuos</text:span> como bloques funcionales temporales del sistema.</text:p>
        </text:list-item>
        <text:list-item>
          <text:p text:style-name="P5">El <text:span text:style-name="Strong_20_Emphasis">ciclo de vida</text:span> como programa principal del sistema: nacer, desarrollarse, reproducirse, morir.</text:p>
        </text:list-item>
      </text:list>
      <text:p text:style-name="Quotations"><text:span text:style-name="Emphasis">Nota:</text:span> en esta sección no se entra en detalles técnicos (eso se reserva para los próximos capítulos), pero se introduce cada elemento como pieza funcional de un sistema más grande.</text:p>
      <text:p text:style-name="Horizontal_20_Line"/>
      <text:h text:style-name="Heading_20_3" text:outline-level="3"><text:span text:style-name="Strong_20_Emphasis">5. Una máquina que piensa</text:span></text:h>
      <text:p text:style-name="Text_20_body"><text:span text:style-name="Strong_20_Emphasis">(Objetivo: conectar el conjunto con la noción de inteligencia)</text:span></text:p>
      <text:list xml:id="list3976630306" text:style-name="L5">
        <text:list-item>
          <text:p text:style-name="P6">Cada generación transforma ligeramente el ADN.</text:p>
        </text:list-item>
        <text:list-item>
          <text:p text:style-name="P6">Con el paso de millones de generaciones, se resuelven problemas.</text:p>
        </text:list-item>
        <text:list-item>
          <text:p text:style-name="P6">El sistema busca soluciones sin planificarlo, pero con gran eficacia.</text:p>
        </text:list-item>
        <text:list-item>
          <text:p text:style-name="P6">Esto es pensamiento: procesamiento de información con un propósito adaptativo.</text:p>
        </text:list-item>
        <text:list-item>
          <text:p text:style-name="P6">La inteligencia real no está en el individuo, sino en el proceso.</text:p>
        </text:list-item>
      </text:list>
      <text:p text:style-name="Horizontal_20_Line"/>
      <text:h text:style-name="Heading_20_3" text:outline-level="3"><text:span text:style-name="Strong_20_Emphasis">6. El experimento que realizaremos</text:span></text:h>
      <text:p text:style-name="Text_20_body"><text:span text:style-name="Strong_20_Emphasis">(Objetivo: preparar al lector para lo que viene)</text:span></text:p>
      <text:list xml:id="list2999263590" text:style-name="L6">
        <text:list-item>
          <text:p text:style-name="P7">Anuncio: en los próximos capítulos realizaremos un experimento para demostrar estas ideas.</text:p>
        </text:list-item>
        <text:list-item>
          <text:p text:style-name="P7">El experimento mostrará cómo usar ADN y reproducción para resolver un problema lógico.</text:p>
        </text:list-item>
        <text:list-item>
          <text:p text:style-name="P7">Conclusión de esta sección:</text:p>
          <text:p text:style-name="P1"><text:soft-page-break/>“Si la vida puede resolver problemas, entonces la vida es una inteligencia real.”</text:p>
        </text:list-item>
      </text:list>
      <text:p text:style-name="Horizontal_20_Line"/>
      <text:h text:style-name="Heading_20_3" text:outline-level="3"><text:span text:style-name="Strong_20_Emphasis">7. Epílogo – ¿Una criatura divina?</text:span></text:h>
      <text:p text:style-name="Text_20_body"><text:span text:style-name="Strong_20_Emphasis">(Cierre filosófico/místico)</text:span></text:p>
      <text:list xml:id="list1329835530" text:style-name="L7">
        <text:list-item>
          <text:p text:style-name="P8">Si la vida es una sola criatura, si es inmortal, si piensa,<text:line-break/>entonces tiene rasgos que históricamente hemos atribuido a lo divino.</text:p>
        </text:list-item>
        <text:list-item>
          <text:p text:style-name="P8">No afirmamos que sea Dios,<text:line-break/>pero tal vez aquello que llamamos “Dios” no era otra cosa que la vida misma,<text:line-break/>vista desde el asombro de quienes aún no entendían cómo funcionaba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9:18:07.729000000</meta:creation-date>
    <dc:date>2025-06-20T10:35:14.019000000</dc:date>
    <meta:editing-duration>PT8M1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6" meta:word-count="591" meta:character-count="3601" meta:non-whitespace-character-count="3081"/>
  </office:meta>
</office:document-meta>
</file>